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11" style:family="table-row">
      <style:table-row-properties style:min-row-height="0.258cm" fo:keep-together="always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9cd62" officeooo:paragraph-rsid="0009cd62" style:font-size-asian="12pt"/>
    </style:style>
    <style:style style:name="P7" style:family="paragraph" style:parent-style-name="Standard">
      <style:text-properties fo:font-size="12pt" officeooo:rsid="0009cd62" officeooo:paragraph-rsid="0009cd62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cd62" officeooo:paragraph-rsid="0009cd62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bbcb1" officeooo:paragraph-rsid="000bbcb1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d88d7" officeooo:paragraph-rsid="000d88d7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003bc" officeooo:paragraph-rsid="001003bc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1ca5" officeooo:paragraph-rsid="00111ca5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17f6d" officeooo:paragraph-rsid="00117f6d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23c62" officeooo:paragraph-rsid="00123c62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Heading_20_4">
      <style:text-properties style:font-name="Helvetica" style:font-name-complex="Helvetica"/>
    </style:style>
    <style:style style:name="P20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officeooo:rsid="0009cd62" officeooo:paragraph-rsid="0009cd62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424e4" officeooo:paragraph-rsid="001424e4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15a7d5" style:font-size-asian="12pt" style:font-name-complex="Helvetica"/>
    </style:style>
    <style:style style:name="P25" style:family="paragraph" style:parent-style-name="Standard" style:list-style-name="L1">
      <style:paragraph-properties style:snap-to-layout-grid="false"/>
      <style:text-properties style:font-name="Helvetica" fo:font-size="12pt" fo:font-weight="bold" officeooo:paragraph-rsid="0015a7d5" style:font-size-asian="12pt" style:font-weight-asian="bold" style:font-name-complex="Helvetica"/>
    </style:style>
    <style:style style:name="P26" style:family="paragraph" style:parent-style-name="Standard" style:list-style-name="L2">
      <style:paragraph-properties style:snap-to-layout-grid="false"/>
      <style:text-properties style:font-name="Helvetica" fo:font-size="12pt" fo:font-weight="bold" officeooo:paragraph-rsid="0015a7d5" style:font-size-asian="12pt" style:font-weight-asian="bold" style:font-name-complex="Helvetica"/>
    </style:style>
    <style:style style:name="P27" style:family="paragraph" style:parent-style-name="Standard" style:list-style-name="L3">
      <style:paragraph-properties style:snap-to-layout-grid="false"/>
      <style:text-properties style:font-name="Helvetica" fo:font-size="12pt" fo:font-weight="bold" officeooo:paragraph-rsid="0015a7d5" style:font-size-asian="12pt" style:font-weight-asian="bold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paragraph-rsid="0015a7d5" style:font-name-complex="Helvetica"/>
    </style:style>
    <style:style style:name="P29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30" style:family="paragraph" style:parent-style-name="Heading_20_1">
      <style:text-properties fo:font-weight="bold" style:font-weight-asian="bold"/>
    </style:style>
    <style:style style:name="P31" style:family="paragraph" style:parent-style-name="Heading_20_1">
      <style:paragraph-properties style:snap-to-layout-grid="false"/>
      <style:text-properties fo:font-weight="bold" style:font-weight-asian="bold"/>
    </style:style>
    <style:style style:name="P32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0bbcb1"/>
    </style:style>
    <style:style style:name="T2" style:family="text">
      <style:text-properties officeooo:rsid="000f4427"/>
    </style:style>
    <style:style style:name="T3" style:family="text">
      <style:text-properties officeooo:rsid="001003bc"/>
    </style:style>
    <style:style style:name="T4" style:family="text">
      <style:text-properties officeooo:rsid="0011fb4f"/>
    </style:style>
    <style:style style:name="T5" style:family="text">
      <style:text-properties officeooo:rsid="00123c62"/>
    </style:style>
    <style:style style:name="T6" style:family="text">
      <style:text-properties officeooo:rsid="001424e4"/>
    </style:style>
    <style:style style:name="T7" style:family="text">
      <style:text-properties officeooo:rsid="0015a7d5"/>
    </style:style>
    <style:style style:name="T8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9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1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30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7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24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029330767077713519" text:style-name="L1">
              <text:list-item>
                <text:p text:style-name="P25"><text:span text:style-name="T7">Design Document Fixed (more or less) → still needed diagrams</text:span></text:p>
              </text:list-item>
              <text:list-item>
                <text:p text:style-name="P25"><text:span text:style-name="T7">Work on math engine/ calculation controller</text:span></text:p>
              </text:list-item>
              <text:list-item>
                <text:p text:style-name="P25"><text:span text:style-name="T7">Quartz (scheduler) implementation</text:span></text:p>
              </text:list-item>
              <text:list-item>
                <text:p text:style-name="P25"><text:span text:style-name="T7">Meetings with customers and supervisor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721446405841367951" text:style-name="L2">
              <text:list-item>
                <text:p text:style-name="P26"><text:span text:style-name="T7">Configuration of quartz</text:span></text:p>
              </text:list-item>
              <text:list-item>
                <text:p text:style-name="P26"><text:span text:style-name="T7">Understand customer formulas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030121167601843634" text:style-name="L3">
              <text:list-item>
                <text:p text:style-name="P27"><text:span text:style-name="T7">Class and sequence diagrams for Design Document</text:span></text:p>
              </text:list-item>
              <text:list-item>
                <text:p text:style-name="P27"><text:span text:style-name="T7">Gather the last requirements from the customer</text:span></text:p>
              </text:list-item>
              <text:list-item>
                <text:p text:style-name="P27"><text:span text:style-name="T7">Gather feedback from customer and supervisors about the presentation of the alpha prototype</text:span></text:p>
              </text:list-item>
              <text:list-item>
                <text:p text:style-name="P27"><text:span text:style-name="T7">Deliver alpha prototyp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9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2" text:outline-level="1">Monday</text:h>
          </table:table-cell>
          <table:table-cell table:style-name="Table4.A2" office:value-type="string">
            <text:p text:style-name="P12">5</text:p>
          </table:table-cell>
          <table:table-cell table:style-name="Table4.A2" office:value-type="string">
            <text:p text:style-name="P11">Updating issues on repository (1), Summary Week Report (2), <text:span text:style-name="T1">Fix Design Document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4">5</text:p>
          </table:table-cell>
          <table:table-cell table:style-name="Table4.A2" office:value-type="string">
            <text:p text:style-name="P13">Meeting with customers (2), <text:span text:style-name="T2">Fix Design Document (2), </text:span><text:span text:style-name="T3">Managing Meeting (0,5), Customer Meeting Summary (0,5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5">4</text:p>
          </table:table-cell>
          <table:table-cell table:style-name="Table4.A2" office:value-type="string">
            <text:p text:style-name="P15">Work on Math Engine(3), Updating Tasks(0,5), Thinking about REST with Dzana (0,5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7">8</text:p>
          </table:table-cell>
          <table:table-cell table:style-name="Table4.A2" office:value-type="string">
            <text:p text:style-name="P16">Meeting with Supervisors (2), Supervisors Meeting Summary (0,5), Meeting Agenda (0,5), <text:span text:style-name="T4">Summary for the supervisors (2), Group Meeting (1), </text:span><text:span text:style-name="T5">Quartz Implementation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23">7</text:p>
          </table:table-cell>
          <table:table-cell table:style-name="Table4.A2" office:value-type="string">
            <text:p text:style-name="P17">Quartz Implementation (5), <text:span text:style-name="T6">Quartz Fixing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23">4</text:p>
          </table:table-cell>
          <table:table-cell table:style-name="Table4.A2" office:value-type="string">
            <text:p text:style-name="P23">Quartz Fixing (4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4"><text:span text:style-name="T7">1</text:span></text:p>
          </table:table-cell>
          <table:table-cell table:style-name="Table4.A10" office:value-type="string">
            <text:p text:style-name="P24"><text:span text:style-name="T7">Week Repor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11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8"><text:span text:style-name="T7">34</text:span></text:p>
          </table:table-cell>
          <table:table-cell table:style-name="Table4.A11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25T17:24:43.97</dc:date>
    <meta:print-date>1998-10-09T11:53:00</meta:print-date>
    <meta:editing-cycles>23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50" meta:word-count="187" meta:character-count="1183" meta:non-whitespace-character-count="1056"/>
  </office:meta>
</office:document-meta>
</file>